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Brodtekst">
      <style:text-properties fo:language="nb" fo:country="NO" officeooo:paragraph-rsid="00167ba9" style:language-complex="ar" style:country-complex="SA"/>
    </style:style>
    <style:style style:name="P2" style:family="paragraph" style:parent-style-name="Brodtekst">
      <style:text-properties fo:language="nb" fo:country="NO" fo:font-weight="bold" officeooo:rsid="00167ba9" officeooo:paragraph-rsid="00167ba9" style:font-weight-asian="bold" style:language-complex="ar" style:country-complex="SA" style:font-weight-complex="bold"/>
    </style:style>
    <style:style style:name="P3" style:family="paragraph" style:parent-style-name="Brodtekst">
      <style:text-properties officeooo:paragraph-rsid="00167ba9"/>
    </style:style>
    <style:style style:name="P4" style:family="paragraph" style:parent-style-name="Brodtekst">
      <style:paragraph-properties fo:margin-left="0.25in" fo:margin-right="0.3118in" fo:margin-top="0in" fo:margin-bottom="0.1665in" loext:contextual-spacing="false" fo:line-height="150%" fo:text-align="start" style:justify-single-word="false" fo:orphans="2" fo:widows="2" fo:text-indent="0in" style:auto-text-indent="false" style:punctuation-wrap="simple" style:writing-mode="lr-tb"/>
      <style:text-properties fo:language="nb" fo:country="NO" officeooo:paragraph-rsid="00167ba9" style:language-complex="ar" style:country-complex="SA"/>
    </style:style>
    <style:style style:name="P5" style:family="paragraph" style:parent-style-name="Brodtekst">
      <style:text-properties fo:language="nb" fo:country="NO" fo:font-style="normal" officeooo:paragraph-rsid="00173f35" style:font-style-asian="normal" style:language-complex="ar" style:country-complex="SA" style:font-style-complex="normal"/>
    </style:style>
    <style:style style:name="T1" style:family="text">
      <style:text-properties fo:language="nb" fo:country="NO" style:language-complex="ar" style:country-complex="SA"/>
    </style:style>
    <style:style style:name="T2" style:family="text">
      <style:text-properties fo:language="nb" fo:country="NO" officeooo:rsid="00177765" style:language-complex="ar" style:country-complex="SA"/>
    </style:style>
    <style:style style:name="T3" style:family="text">
      <style:text-properties fo:language="nb" fo:country="NO" fo:font-style="italic" style:font-style-asian="italic" style:language-complex="ar" style:country-complex="SA"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valitet i utdanningen</text:p>
      <text:p text:style-name="P3"><text:span text:style-name="T1">Sosiologen Hernes... tok et oppgjør med 1970-årenes «progressiv» pedagogikk og skolepolitikk hvor skolen dannet en beskyttende «motkultur» til det såkalte konkurransesamfunnet, og som opererte med en skarp motsetning mellom nytte og danning (Thue, 2017, s.109). På slutten av 1980-tallet tok skolepolitikken til seg en styringsform innrettet mot det vi kjenner som kunnskapsbasert praksis. Et ’new public management’ dogma som i skolesektoren ble kjent som </text:span><text:span text:style-name="T3">målstyring</text:span><text:span text:style-name="T1"> utfordret staten på grunnlag av den kunnskapen som fantes om hva som faktisk skjedde i grunnskolen. En innflytelsesrik rapport fra ekspert-kommisjonen fra OECD staket ut den overordnede retningen </text:span><text:span text:style-name="T2">frem mot</text:span><text:span text:style-name="T1"> arbeidet med Kunnskapsløftet. Rapporten fant at:</text:span></text:p>
      <text:p text:style-name="P4">«allmenne erklæringer om målsetting uten et omhyggelig forberedt grunnlag av kunnskaper om hva som skjer på skolene og analyse av nåværende og fremtidig politikk, blir tomme og gjør departementet til gissel... Departementets makt i et desentralisert system bør jo snarere bestå i å sette opp normer enn å utferdige forskrifter, og det betyr at det kan delta i og lede debatten om målsettinger, fordi det er i gunstigere posisjon til å vite hva som foregår i hele landet» (KUF, 1988, s.156-157, sitert i Langfeldt, 2008, s.48). <text:s/></text:p>
      <text:p text:style-name="P5">På slutten av 1980-tallet tok skolepolitikken til seg en styringsform innrettet mot det vi kjenner som kunnskapsbasert praksis. ’New Public Management’-dogmet ble i skolesektoren kjent som ’målstyring’. Kvalitet i utdanningen forståes utifra et kvalitetsvurderingssystem bygget på nasjonalt rammeverk som stadig er i utvikling (..). Dette har blitt krystallisert i kunnskapsløftet, bla. gjennom NOU.. som la til grunn at skolen (systemet) skulle være ’førsteklasses fra førsteklasse’. Dette betydde at man ikke lenger bare skapte lærere med kjennskap til den vitenskapelige metoden og evne til kritisk tenkning. Som ... sier har kritisk tenkning til dels blitt trivialisert. Læreren sies å være tilsidesatt, men få tar denne metaforen seriøst (bokstavlig). Læreren tilsidesettes i en ’distribuert’ informasjonsinfrastruktur, der man utfordrer den ’desentraliserte’ strukturen som har formet ’klinikken’ og dens praksiser (foucault). Klasserommets klassifiseringspraksiser – objektivitet og elevenes subjektive forståelse av egen oppnåelse – medieres ikke kun av læreren, men mer direkte av ’innholdet’. Og der hvor nasjonale myndigheter tidligere kvalitetsikret læremateriellet fra forlagene ’før’ det ble kjøpt inn av skoler slik at klassifiseringen av læringsoppnåelse skjedde i en stabil kontekst så skapes disse kontekstene nå kontinuerlig.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rodtekst" style:family="paragraph" style:parent-style-name="Standard" style:default-outline-level="">
      <style:paragraph-properties fo:margin-top="0in" fo:margin-bottom="0.1665in" loext:contextual-spacing="false" fo:line-height="150%"/>
      <style:text-properties fo:language="en" fo:country="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8:04:50.533315340</meta:creation-date>
    <dc:date>2018-12-21T09:13:30.617419664</dc:date>
    <meta:editing-duration>PT57M45S</meta:editing-duration>
    <meta:editing-cycles>3</meta:editing-cycles>
    <meta:generator>LibreOffice/6.0.7.3$Linux_X86_64 LibreOffice_project/00m0$Build-3</meta:generator>
    <meta:document-statistic meta:table-count="0" meta:image-count="0" meta:object-count="0" meta:page-count="1" meta:paragraph-count="4" meta:word-count="370" meta:character-count="2616" meta:non-whitespace-character-count="2245"/>
  </office:meta>
</office:document-meta>
</file>